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20.64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est_Case_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  <table:table-cell/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nalyze-string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pply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llation-ke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scape-html-uri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ld-lef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ld-righ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-each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intege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generate-id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as-childre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dref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mplicit-timezone.x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ri-to-uri.xm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json-doc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json-to-xml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ad-xquery-module.xm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tches.r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one-or-more.xm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jso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refix-from-QName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rialize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or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ail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ce.xm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nsform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nslate.xm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u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ordered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xml-to-jso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c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si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t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tan2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c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exp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lo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log10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pi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pow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si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sq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t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find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get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ilter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latt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r-each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r-each-pair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get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iz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ort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anyURI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base64Bina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doub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error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hexBina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greater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less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greater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less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greater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less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greater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less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except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intersect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de-after.xm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de-before.xm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TATION-equal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unary-plus.xm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QName-equal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greater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less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union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llowingEmpt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rrowPostfix.xm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bb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BaseURIDecl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BoundarySpaceDecl.x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derive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schema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structionDecl.x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textItemExpr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pyNamespacesDecl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untClau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LWORExp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deringModeDecl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equenceTyp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lidateExpr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cl.xml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WhereClause.xm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Annex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StaticContex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XMLEdition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adaptive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json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text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xhtml.x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xml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unctxFunctx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JSO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R31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formula="of:=SUM([.B2:.B427])" office:value-type="float" office:value="2330" calcext:value-type="float">
            <text:p>2330</text:p>
          </table:table-cell>
          <table:table-cell table:formula="of:=SUM([.C2:.C427])" office:value-type="float" office:value="2769" calcext:value-type="float">
            <text:p>2769</text:p>
          </table:table-cell>
          <table:table-cell table:formula="of:=SUM([.D2:.D427])" office:value-type="float" office:value="5" calcext:value-type="float">
            <text:p>5</text:p>
          </table:table-cell>
          <table:table-cell table:formula="of:=SUM([.E2:.E427])" office:value-type="float" office:value="0" calcext:value-type="float">
            <text:p>0</text:p>
          </table:table-cell>
          <table:table-cell table:formula="of:=SUM([.F2:.F427])" office:value-type="float" office:value="22930" calcext:value-type="float">
            <text:p>22930</text:p>
          </table:table-cell>
          <table:table-cell table:formula="of:=SUM([.G2:.G427])" office:value-type="float" office:value="4" calcext:value-type="float">
            <text:p>4</text:p>
          </table:table-cell>
          <table:table-cell table:formula="of:=SUM([.H2:.H427])" office:value-type="float" office:value="3482" calcext:value-type="float">
            <text:p>3482</text:p>
          </table:table-cell>
          <table:table-cell table:number-columns-repeated="3"/>
          <table:table-cell table:formula="of:=SUM([.B428:.H428])" office:value-type="float" office:value="31520" calcext:value-type="float">
            <text:p>31520</text:p>
          </table:table-cell>
        </table:table-row>
        <table:table-row table:style-name="ro1">
          <table:table-cell/>
          <table:table-cell table:style-name="ce1" table:formula="of:=[.B428]/[.$L428]" office:value-type="percentage" office:value="0.0739213197969543" calcext:value-type="percentage">
            <text:p>7.39%</text:p>
          </table:table-cell>
          <table:table-cell table:style-name="ce1" table:formula="of:=[.C428]/[.$L428]" office:value-type="percentage" office:value="0.0878489847715736" calcext:value-type="percentage">
            <text:p>8.78%</text:p>
          </table:table-cell>
          <table:table-cell table:style-name="ce1" table:formula="of:=[.D428]/[.$L428]" office:value-type="percentage" office:value="0.000158629441624365" calcext:value-type="percentage">
            <text:p>0.02%</text:p>
          </table:table-cell>
          <table:table-cell table:style-name="ce1" table:formula="of:=[.E428]/[.$L428]" office:value-type="percentage" office:value="0" calcext:value-type="percentage">
            <text:p>0.00%</text:p>
          </table:table-cell>
          <table:table-cell table:style-name="ce1" table:formula="of:=[.F428]/[.$L428]" office:value-type="percentage" office:value="0.72747461928934" calcext:value-type="percentage">
            <text:p>72.75%</text:p>
          </table:table-cell>
          <table:table-cell table:style-name="ce1" table:formula="of:=[.G428]/[.$L428]" office:value-type="percentage" office:value="0.000126903553299492" calcext:value-type="percentage">
            <text:p>0.01%</text:p>
          </table:table-cell>
          <table:table-cell table:style-name="ce1" table:formula="of:=[.H428]/[.$L428]" office:value-type="percentage" office:value="0.110469543147208" calcext:value-type="percentage">
            <text:p>11.05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5T21:26:09.652772710</dc:date>
    <meta:editing-duration>PT3H45S</meta:editing-duration>
    <meta:editing-cycles>1</meta:editing-cycles>
    <meta:document-statistic meta:table-count="1" meta:cell-count="4712" meta:object-count="0"/>
    <meta:generator>LibreOffice/6.0.7.3$Linux_X86_64 LibreOffice_project/00m0$Build-3</meta:generator>
  </office:meta>
</office:document-meta>
</file>